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8.15cm" fo:min-width="11.0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4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9.278cm" fo:min-width="10.6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69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4.05cm" fo:min-width="8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6.0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13.20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60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4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66cm" fo:min-width="11.7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354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BrightBlue-title">
      <style:graphic-properties draw:auto-grow-height="true" fo:min-height="2.599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2.631cm"/>
    </style:style>
    <style:style style:name="pr7" style:family="presentation" style:parent-style-name="Impress1-outline1">
      <style:graphic-properties fo:min-height="8.885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  <style:text-properties fo:font-size="43.9000015258789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1.8999996185303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color="#106802"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/>
      <style:paragraph-properties fo:text-align="center"/>
      <style:text-properties fo:color="#106802"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ffff" style:text-outline="false" style:text-line-through-style="none" style:text-line-through-type="none" style:font-name="Liberation Sans1" fo:font-size="35.5999984741211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31.8999996185303pt" fo:font-weight="bold" style:font-weight-asian="bold" style:font-weight-complex="bold"/>
    </style:style>
    <style:style style:name="T6" style:family="text">
      <style:text-properties fo:color="#408080" fo:font-size="12pt" style:font-size-asian="12pt" style:font-size-complex="12pt"/>
    </style:style>
    <style:style style:name="T7" style:family="text">
      <style:text-properties fo:color="#008000" fo:font-size="12pt" style:font-size-asian="12pt" style:font-size-complex="12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ff" fo:font-size="12pt" style:font-size-asian="12pt" style:font-size-complex="12pt"/>
    </style:style>
    <style:style style:name="T10" style:family="text">
      <style:text-properties fo:color="#666666" fo:font-size="12pt" style:font-size-asian="12pt" style:font-size-complex="12pt"/>
    </style:style>
    <style:style style:name="T11" style:family="text">
      <style:text-properties fo:color="#ba2121" fo:font-size="12pt" style:font-size-asian="12pt" style:font-size-complex="12pt"/>
    </style:style>
    <style:style style:name="T12" style:family="text">
      <style:text-properties fo:color="#106802"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color="#aa22ff" fo:font-size="12pt" style:font-size-asian="12pt" style:font-size-complex="12pt"/>
    </style:style>
    <style:style style:name="T15" style:family="text">
      <style:text-properties fo:color="#408080" fo:font-size="11pt" style:font-size-asian="11pt" style:font-size-complex="11pt"/>
    </style:style>
    <style:style style:name="T16" style:family="text">
      <style:text-properties fo:color="#000000" fo:font-size="11pt" style:font-size-asian="11pt" style:font-size-complex="11pt"/>
    </style:style>
    <style:style style:name="T17" style:family="text">
      <style:text-properties fo:color="#008000" fo:font-size="11pt" style:font-size-asian="11pt" style:font-size-complex="11pt"/>
    </style:style>
    <style:style style:name="T18" style:family="text">
      <style:text-properties fo:color="#0000ff" fo:font-size="11pt" style:font-size-asian="11pt" style:font-size-complex="11pt"/>
    </style:style>
    <style:style style:name="T19" style:family="text">
      <style:text-properties fo:color="#666666" fo:font-size="11pt" style:font-size-asian="11pt" style:font-size-complex="11pt"/>
    </style:style>
    <style:style style:name="T20" style:family="text">
      <style:text-properties fo:color="#aa22ff" fo:font-size="11pt" style:font-size-asian="11pt" style:font-size-complex="11pt"/>
    </style:style>
    <style:style style:name="T21" style:family="text">
      <style:text-properties fo:color="#ba2121" fo:font-size="11pt" style:font-size-asian="11pt" style:font-size-complex="11pt"/>
    </style:style>
    <style:style style:name="T22" style:family="text">
      <style:text-properties fo:color="#106802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size-asian="12pt" style:font-style-asian="italic" style:font-size-complex="12pt" style:font-style-complex="italic" style:text-emphasize="none" style:font-relief="none" style:text-overline-style="none" style:text-overline-color="font-color"/>
    </style:style>
    <style:style style:name="T23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24" style:family="text">
      <style:text-properties fo:color="#40808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 2019</text:p>
          </draw:text-box>
        </draw:frame>
        <draw:frame presentation:style-name="pr2" draw:text-style-name="P1" draw:layer="layout" svg:width="25.2cm" svg:height="9.134cm" svg:x="1.393cm" svg:y="3.798cm" presentation:class="subtitle">
          <draw:text-box>
            <text:p><text:span text:style-name="T1">Introdução ao PyGAME</text:span></text:p>
            <text:p><text:span text:style-name="T2">Professor Jefferson de Carvalho Silva</text:span></text:p>
            <text:p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<text:span text:style-name="T4">SESCOMP </text:span>2019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5">Aula 01</text:span></text:p>
            <text:p><text:span text:style-name="T5">Desenhando a tela basica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8cm" svg:height="12.101cm" svg:x="1.493cm" svg:y="0.596cm">
          <draw:text-box>
            <text:p><text:span text:style-name="T6">#Aula 01 - Desenhando a tela basica.</text:span></text:p>
            <text:p><text:span text:style-name="T7">import</text:span><text:span text:style-name="T8"> </text:span><text:span text:style-name="T9">pygame</text:span></text:p>
            <text:p><text:span text:style-name="T7">import</text:span><text:span text:style-name="T8"> </text:span><text:span text:style-name="T9">time</text:span></text:p>
            <text:p><text:span text:style-name="T8"/></text:p>
            <text:p><text:span text:style-name="T6">#iniciar o pygame</text:span></text:p>
            <text:p><text:span text:style-name="T8">pygame</text:span><text:span text:style-name="T10">.</text:span><text:span text:style-name="T8">init()</text:span></text:p>
            <text:p><text:span text:style-name="T8"/></text:p>
            <text:p><text:span text:style-name="T6">#display</text:span></text:p>
            <text:p><text:span text:style-name="T8">display_width </text:span><text:span text:style-name="T10">=</text:span><text:span text:style-name="T8"> </text:span><text:span text:style-name="T10">640</text:span></text:p>
            <text:p><text:span text:style-name="T8">display_height </text:span><text:span text:style-name="T10">=</text:span><text:span text:style-name="T8"> </text:span><text:span text:style-name="T10">480</text:span></text:p>
            <text:p><text:span text:style-name="T8"/></text:p>
            <text:p><text:span text:style-name="T6">#setup</text:span></text:p>
            <text:p><text:span text:style-name="T8">gameDisplay </text:span><text:span text:style-name="T10">=</text:span><text:span text:style-name="T8"> pygame</text:span><text:span text:style-name="T10">.</text:span><text:span text:style-name="T8">display</text:span><text:span text:style-name="T10">.</text:span><text:span text:style-name="T8">set_mode((display_width,display_height))</text:span></text:p>
            <text:p><text:span text:style-name="T8">gameDisplay</text:span><text:span text:style-name="T10">.</text:span><text:span text:style-name="T8">fill((</text:span><text:span text:style-name="T10">255</text:span><text:span text:style-name="T8">,</text:span><text:span text:style-name="T10">255</text:span><text:span text:style-name="T8">,</text:span><text:span text:style-name="T10">255</text:span><text:span text:style-name="T8">))</text:span></text:p>
            <text:p><text:span text:style-name="T8"/></text:p>
            <text:p><text:span text:style-name="T6">#atualiza tela</text:span></text:p>
            <text:p><text:span text:style-name="T8">pygame</text:span><text:span text:style-name="T10">.</text:span><text:span text:style-name="T8">display</text:span><text:span text:style-name="T10">.</text:span><text:span text:style-name="T8">update()</text:span></text:p>
            <text:p><text:span text:style-name="T8">pygame</text:span><text:span text:style-name="T10">.</text:span><text:span text:style-name="T8">display</text:span><text:span text:style-name="T10">.</text:span><text:span text:style-name="T8">set_caption(</text:span><text:span text:style-name="T11">"SESCOMP GAME"</text:span><text:span text:style-name="T8">)</text:span></text:p>
            <text:p><text:span text:style-name="T8"/></text:p>
            <text:p><text:span text:style-name="T6">#delay</text:span></text:p>
            <text:p><text:span text:style-name="T8">time</text:span><text:span text:style-name="T10">.</text:span><text:span text:style-name="T8">sleep(</text:span><text:span text:style-name="T10">2</text:span><text:span text:style-name="T8">)</text:span></text:p>
            <text:p><text:span text:style-name="T8"/></text:p>
            <text:p><text:span text:style-name="T6">#fecha a tela e o jogo</text:span></text:p>
            <text:p><text:span text:style-name="T8">pygame</text:span><text:span text:style-name="T10">.</text:span><text:span text:style-name="T8">quit()</text:span></text:p>
            <text:p><text:span text:style-name="T8">quit()</text:span></text:p>
          </draw:text-box>
        </draw:frame>
        <draw:frame draw:style-name="gr3" draw:text-style-name="P5" draw:layer="layout" svg:width="9.066cm" svg:height="0.725cm" svg:x="14.334cm" svg:y="8.402cm">
          <draw:text-box>
            <text:p><text:span text:style-name="T12">Após um tempo, a tela desaparece.</text:span></text:p>
          </draw:text-box>
        </draw:frame>
        <draw:line draw:style-name="gr4" draw:text-style-name="P6" draw:layer="layout" svg:x1="7.2cm" svg:y1="10.6cm" svg:x2="14.334cm" svg:y2="8.8cm">
          <text:p/>
        </draw:line>
        <draw:frame draw:style-name="gr5" draw:text-style-name="P5" draw:layer="layout" svg:width="9.066cm" svg:height="1.199cm" svg:x="8.734cm" svg:y="3.6cm">
          <draw:text-box>
            <text:p><text:span text:style-name="T12">Essa resolução pode ser modificada. A unidade é em “pixels”.</text:span></text:p>
          </draw:text-box>
        </draw:frame>
        <draw:line draw:style-name="gr4" draw:text-style-name="P6" draw:layer="layout" svg:x1="6.6cm" svg:y1="5cm" svg:x2="8.734cm" svg:y2="4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<text:span text:style-name="T4">SESCOMP </text:span>2019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5">Aula 02</text:span></text:p>
            <text:p><text:span text:style-name="T13">Capturando os primeiros evento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custom-shape draw:style-name="gr6" draw:text-style-name="P7" draw:layer="layout" svg:width="11.507cm" svg:height="8.4cm" svg:x="1.493cm" svg:y="4.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8cm" svg:height="13.997cm" svg:x="1.493cm" svg:y="0.596cm">
          <draw:text-box>
            <text:p><text:span text:style-name="T6">#Aula 02 - Capturando os primeiros eventos</text:span></text:p>
            <text:p><text:span text:style-name="T8"/></text:p>
            <text:p><text:span text:style-name="T6">#...</text:span></text:p>
            <text:p><text:span text:style-name="T8"/></text:p>
            <text:p text:style-name="P8"><text:span text:style-name="T6">#atualiza tela</text:span></text:p>
            <text:p text:style-name="P8"><text:span text:style-name="T8">pygame</text:span><text:span text:style-name="T10">.</text:span><text:span text:style-name="T8">display</text:span><text:span text:style-name="T10">.</text:span><text:span text:style-name="T8">update()</text:span></text:p>
            <text:p text:style-name="P8"><text:span text:style-name="T8">pygame</text:span><text:span text:style-name="T10">.</text:span><text:span text:style-name="T8">display</text:span><text:span text:style-name="T10">.</text:span><text:span text:style-name="T8">set_caption(</text:span><text:span text:style-name="T11">"SESCOMP GAME"</text:span><text:span text:style-name="T8">)</text:span></text:p>
            <text:p><text:span text:style-name="T8"/></text:p>
            <text:p><text:span text:style-name="T6">#clock</text:span></text:p>
            <text:p><text:span text:style-name="T8">clock </text:span><text:span text:style-name="T10">=</text:span><text:span text:style-name="T8"> pygame</text:span><text:span text:style-name="T10">.</text:span><text:span text:style-name="T8">time</text:span><text:span text:style-name="T10">.</text:span><text:span text:style-name="T8">Clock()</text:span></text:p>
            <text:p><text:span text:style-name="T8"/></text:p>
            <text:p><text:span text:style-name="T6">####LOGICA PRINCIPAL</text:span></text:p>
            <text:p><text:span text:style-name="T8">fim </text:span><text:span text:style-name="T10">=</text:span><text:span text:style-name="T8"> </text:span><text:span text:style-name="T7">False</text:span></text:p>
            <text:p><text:span text:style-name="T6">#loop do jogo</text:span></text:p>
            <text:p><text:span text:style-name="T7">while</text:span><text:span text:style-name="T8"> </text:span><text:span text:style-name="T14">not</text:span><text:span text:style-name="T8"> fim:</text:span></text:p>
            <text:p><text:span text:style-name="T8"><text:tab/></text:span><text:span text:style-name="T6">#lendo uma lista de eventos [eve1,eve2,even3...]</text:span></text:p>
            <text:p><text:span text:style-name="T8"><text:tab/></text:span><text:span text:style-name="T7">for</text:span><text:span text:style-name="T8"> evento </text:span><text:span text:style-name="T14">in</text:span><text:span text:style-name="T8"> pygame</text:span><text:span text:style-name="T10">.</text:span><text:span text:style-name="T8">event</text:span><text:span text:style-name="T10">.</text:span><text:span text:style-name="T8">get():</text:span></text:p>
            <text:p><text:span text:style-name="T8"><text:tab/></text:span><text:span text:style-name="T8"><text:tab/></text:span><text:span text:style-name="T7">if</text:span><text:span text:style-name="T8"> evento</text:span><text:span text:style-name="T10">.</text:span><text:span text:style-name="T8">type </text:span><text:span text:style-name="T10">==</text:span><text:span text:style-name="T8"> pygame</text:span><text:span text:style-name="T10">.</text:span><text:span text:style-name="T8">QUIT:</text:span></text:p>
            <text:p><text:span text:style-name="T8"><text:tab/></text:span><text:span text:style-name="T8"><text:tab/></text:span><text:span text:style-name="T8"><text:tab/></text:span><text:span text:style-name="T8">fim </text:span><text:span text:style-name="T10">=</text:span><text:span text:style-name="T8"> </text:span><text:span text:style-name="T7">True</text:span></text:p>
            <text:p><text:span text:style-name="T8"><text:tab/></text:span><text:span text:style-name="T8"><text:tab/></text:span><text:span text:style-name="T6">#imprimindo evento</text:span></text:p>
            <text:p><text:span text:style-name="T8"><text:tab/></text:span><text:span text:style-name="T8"><text:tab/></text:span><text:span text:style-name="T7">print</text:span><text:span text:style-name="T8">(evento)</text:span></text:p>
            <text:p><text:span text:style-name="T8"><text:tab/></text:span><text:span text:style-name="T8">pygame</text:span><text:span text:style-name="T10">.</text:span><text:span text:style-name="T8">display</text:span><text:span text:style-name="T10">.</text:span><text:span text:style-name="T8">update()</text:span></text:p>
            <text:p><text:span text:style-name="T8"><text:tab/></text:span><text:span text:style-name="T8">clock</text:span><text:span text:style-name="T10">.</text:span><text:span text:style-name="T8">tick(</text:span><text:span text:style-name="T10">60</text:span><text:span text:style-name="T8">)</text:span></text:p>
            <text:p><text:span text:style-name="T8"/></text:p>
            <text:p><text:span text:style-name="T6">####FIM DA LOGICA PRINCIPAL</text:span></text:p>
            <text:p><text:span text:style-name="T8"/></text:p>
            <text:p><text:span text:style-name="T6">#fecha a tela e o jogo</text:span></text:p>
            <text:p><text:span text:style-name="T8">pygame</text:span><text:span text:style-name="T10">.</text:span><text:span text:style-name="T8">quit()</text:span></text:p>
            <text:p><text:span text:style-name="T8">quit()</text:span></text:p>
          </draw:text-box>
        </draw:frame>
        <draw:frame draw:style-name="gr5" draw:text-style-name="P5" draw:layer="layout" svg:width="9.066cm" svg:height="1.199cm" svg:x="14.334cm" svg:y="8.401cm">
          <draw:text-box>
            <text:p><text:span text:style-name="T12">Capturando e exibindo todos os eventos que </text:span></text:p>
            <text:p><text:span text:style-name="T12">ocorrem dentro da área da tela.</text:span></text:p>
          </draw:text-box>
        </draw:frame>
        <draw:line draw:style-name="gr4" draw:text-style-name="P6" draw:layer="layout" svg:x1="11.4cm" svg:y1="9.4cm" svg:x2="14.334cm" svg:y2="9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<text:span text:style-name="T4">SESCOMP </text:span>2019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5">Aula 03</text:span></text:p>
            <text:p><text:span text:style-name="T13">Desenhar o herói na tela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custom-shape draw:style-name="gr8" draw:text-style-name="P7" draw:layer="layout" svg:width="11.107cm" svg:height="9.528cm" svg:x="1.493cm" svg:y="4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8cm" svg:height="14.945cm" svg:x="1.493cm" svg:y="0.596cm">
          <draw:text-box>
            <text:p><text:span text:style-name="T6">#Aula 03 - Desenhar o heroi na tela </text:span></text:p>
            <text:p><text:span text:style-name="T8"/></text:p>
            <text:p><text:span text:style-name="T6">#,,,</text:span></text:p>
            <text:p><text:span text:style-name="T8"/></text:p>
            <text:p text:style-name="P8"><text:span text:style-name="T6">#clock</text:span></text:p>
            <text:p text:style-name="P8"><text:span text:style-name="T8">clock </text:span><text:span text:style-name="T10">=</text:span><text:span text:style-name="T8"> pygame</text:span><text:span text:style-name="T10">.</text:span><text:span text:style-name="T8">time</text:span><text:span text:style-name="T10">.</text:span><text:span text:style-name="T8">Clock()</text:span></text:p>
            <text:p text:style-name="P8"><text:span text:style-name="T8"/></text:p>
            <text:p text:style-name="P8"><text:span text:style-name="T6">#dados do heroi</text:span></text:p>
            <text:p text:style-name="P8"><text:span text:style-name="T8">heroi </text:span><text:span text:style-name="T10">=</text:span><text:span text:style-name="T8"> pygame</text:span><text:span text:style-name="T10">.</text:span><text:span text:style-name="T8">image</text:span><text:span text:style-name="T10">.</text:span><text:span text:style-name="T8">load(</text:span><text:span text:style-name="T11">"emoji.png"</text:span><text:span text:style-name="T8">)</text:span></text:p>
            <text:p text:style-name="P8"><text:span text:style-name="T8">hx </text:span><text:span text:style-name="T10">=</text:span><text:span text:style-name="T8"> </text:span><text:span text:style-name="T10">50</text:span></text:p>
            <text:p text:style-name="P8"><text:span text:style-name="T8">hy </text:span><text:span text:style-name="T10">=</text:span><text:span text:style-name="T8"> </text:span><text:span text:style-name="T10">50</text:span></text:p>
            <text:p text:style-name="P8"><text:span text:style-name="T8"/></text:p>
            <text:p text:style-name="P8"><text:span text:style-name="T6">####LOGICA PRINCIPAL</text:span></text:p>
            <text:p text:style-name="P8"><text:span text:style-name="T8">fim </text:span><text:span text:style-name="T10">=</text:span><text:span text:style-name="T8"> </text:span><text:span text:style-name="T7">False</text:span></text:p>
            <text:p text:style-name="P8"><text:span text:style-name="T6">#loop do jogo</text:span></text:p>
            <text:p text:style-name="P8"><text:span text:style-name="T7">while</text:span><text:span text:style-name="T8"> </text:span><text:span text:style-name="T14">not</text:span><text:span text:style-name="T8"> fim:</text:span></text:p>
            <text:p text:style-name="P8"><text:span text:style-name="T8"><text:tab/></text:span><text:span text:style-name="T6">#lendo uma lista de eventos [eve1,eve2,even3...]</text:span></text:p>
            <text:p text:style-name="P8"><text:span text:style-name="T8"><text:tab/></text:span><text:span text:style-name="T7">for</text:span><text:span text:style-name="T8"> evento </text:span><text:span text:style-name="T14">in</text:span><text:span text:style-name="T8"> pygame</text:span><text:span text:style-name="T10">.</text:span><text:span text:style-name="T8">event</text:span><text:span text:style-name="T10">.</text:span><text:span text:style-name="T8">get():</text:span></text:p>
            <text:p text:style-name="P8"><text:span text:style-name="T8"><text:tab/></text:span><text:span text:style-name="T8"><text:tab/></text:span><text:span text:style-name="T7">if</text:span><text:span text:style-name="T8"> evento</text:span><text:span text:style-name="T10">.</text:span><text:span text:style-name="T8">type </text:span><text:span text:style-name="T10">==</text:span><text:span text:style-name="T8"> pygame</text:span><text:span text:style-name="T10">.</text:span><text:span text:style-name="T8">QUIT:</text:span></text:p>
            <text:p text:style-name="P8"><text:span text:style-name="T8"><text:tab/></text:span><text:span text:style-name="T8"><text:tab/></text:span><text:span text:style-name="T8"><text:tab/></text:span><text:span text:style-name="T8">fim </text:span><text:span text:style-name="T10">=</text:span><text:span text:style-name="T8"> </text:span><text:span text:style-name="T7">True</text:span></text:p>
            <text:p text:style-name="P8"><text:span text:style-name="T8"><text:tab/></text:span><text:span text:style-name="T8"><text:tab/></text:span><text:span text:style-name="T6">#imprimindo evento</text:span></text:p>
            <text:p text:style-name="P8"><text:span text:style-name="T8"><text:tab/></text:span><text:span text:style-name="T8"><text:tab/></text:span><text:span text:style-name="T7">print</text:span><text:span text:style-name="T8">(evento)</text:span></text:p>
            <text:p text:style-name="P8"><text:span text:style-name="T8"><text:tab/></text:span><text:span text:style-name="T6">#apaga a tela</text:span></text:p>
            <text:p text:style-name="P8"><text:span text:style-name="T8"><text:tab/></text:span><text:span text:style-name="T8">gameDisplay</text:span><text:span text:style-name="T10">.</text:span><text:span text:style-name="T8">fill(branca)</text:span></text:p>
            <text:p text:style-name="P8"><text:span text:style-name="T8"><text:tab/></text:span><text:span text:style-name="T6">#desenha o heroi</text:span></text:p>
            <text:p text:style-name="P8"><text:span text:style-name="T8"><text:tab/></text:span><text:span text:style-name="T8">gameDisplay</text:span><text:span text:style-name="T10">.</text:span><text:span text:style-name="T8">blit(heroi,(hx,hy))</text:span></text:p>
            <text:p text:style-name="P8"><text:span text:style-name="T8"><text:tab/></text:span><text:span text:style-name="T6">#atualiza tela</text:span></text:p>
            <text:p text:style-name="P8"><text:span text:style-name="T8"><text:tab/></text:span><text:span text:style-name="T8">pygame</text:span><text:span text:style-name="T10">.</text:span><text:span text:style-name="T8">display</text:span><text:span text:style-name="T10">.</text:span><text:span text:style-name="T8">update()</text:span></text:p>
            <text:p text:style-name="P8"><text:span text:style-name="T8"><text:tab/></text:span><text:span text:style-name="T8">clock</text:span><text:span text:style-name="T10">.</text:span><text:span text:style-name="T8">tick(</text:span><text:span text:style-name="T10">60</text:span><text:span text:style-name="T8">)</text:span></text:p>
            <text:p text:style-name="P8"><text:span text:style-name="T8"/></text:p>
            <text:p text:style-name="P8"><text:span text:style-name="T6">####FIM DA LOGICA PRINCIPAL</text:span></text:p>
          </draw:text-box>
        </draw:frame>
        <draw:frame draw:style-name="gr5" draw:text-style-name="P5" draw:layer="layout" svg:width="9.066cm" svg:height="1.199cm" svg:x="13.6cm" svg:y="4.6cm">
          <draw:text-box>
            <text:p><text:span text:style-name="T12">Posição em pixels do herói na tela. Eixo x e eixo y.</text:span></text:p>
          </draw:text-box>
        </draw:frame>
        <draw:frame draw:style-name="gr5" draw:text-style-name="P5" draw:layer="layout" svg:width="9.066cm" svg:height="1.199cm" svg:x="14.934cm" svg:y="12cm">
          <draw:text-box>
            <text:p><text:span text:style-name="T12">Responsável em renderizar “emoji.png” na posição indicada por “hx” e “hy”.</text:span></text:p>
          </draw:text-box>
        </draw:frame>
        <draw:line draw:style-name="gr4" draw:text-style-name="P6" draw:layer="layout" svg:x1="9.6cm" svg:y1="5.4cm" svg:x2="13.6cm" svg:y2="5.2cm">
          <text:p/>
        </draw:line>
        <draw:line draw:style-name="gr4" draw:text-style-name="P6" draw:layer="layout" svg:x1="10cm" svg:y1="13cm" svg:x2="14.934cm" svg:y2="12.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<text:span text:style-name="T4">SESCOMP </text:span>2019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5">Aula 04</text:span></text:p>
            <text:p><text:span text:style-name="T13">Andando para a esquerda e para <text:s/>direita (forma nao ideal)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custom-shape draw:style-name="gr10" draw:text-style-name="P7" draw:layer="layout" svg:width="9.4cm" svg:height="4.3cm" svg:x="2.8cm" svg:y="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507cm" svg:height="3cm" svg:x="1.493cm" svg:y="1.4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8cm" svg:height="15.154cm" svg:x="1.493cm" svg:y="0.596cm">
          <draw:text-box>
            <text:p><text:span text:style-name="T15">#Aula 04 - Andando para a esquerda e para <text:s/>direita (forma nao ideal)</text:span></text:p>
            <text:p><text:span text:style-name="T16"/></text:p>
            <text:p><text:span text:style-name="T15">#FUNCOES DO JOGO</text:span></text:p>
            <text:p><text:span text:style-name="T17">def</text:span><text:span text:style-name="T16"> </text:span><text:span text:style-name="T18">apaga_tela</text:span><text:span text:style-name="T16">():</text:span></text:p>
            <text:p><text:span text:style-name="T16"><text:tab/></text:span><text:span text:style-name="T16">gameDisplay</text:span><text:span text:style-name="T19">.</text:span><text:span text:style-name="T16">fill(branca)</text:span></text:p>
            <text:p><text:span text:style-name="T16"/></text:p>
            <text:p><text:span text:style-name="T17">def</text:span><text:span text:style-name="T16"> </text:span><text:span text:style-name="T18">desenha_heroi</text:span><text:span text:style-name="T16">(x,y):</text:span></text:p>
            <text:p><text:span text:style-name="T16"><text:tab/></text:span><text:span text:style-name="T16">gameDisplay</text:span><text:span text:style-name="T19">.</text:span><text:span text:style-name="T16">blit(heroi,(x,y))</text:span></text:p>
            <text:p><text:span text:style-name="T16"/></text:p>
            <text:p><text:span text:style-name="T15">####LOGICA PRINCIPAL</text:span></text:p>
            <text:p><text:span text:style-name="T16">fim </text:span><text:span text:style-name="T19">=</text:span><text:span text:style-name="T16"> </text:span><text:span text:style-name="T17">False</text:span></text:p>
            <text:p><text:span text:style-name="T15">#loop do jogo</text:span></text:p>
            <text:p><text:span text:style-name="T17">while</text:span><text:span text:style-name="T16"> </text:span><text:span text:style-name="T20">not</text:span><text:span text:style-name="T16"> fim:</text:span></text:p>
            <text:p><text:span text:style-name="T16"><text:tab/></text:span><text:span text:style-name="T15">#lendo uma lista de eventos [eve1,eve2,even3...]</text:span></text:p>
            <text:p><text:span text:style-name="T16"><text:tab/></text:span><text:span text:style-name="T17">for</text:span><text:span text:style-name="T16"> evento </text:span><text:span text:style-name="T20">in</text:span><text:span text:style-name="T16"> pygame</text:span><text:span text:style-name="T19">.</text:span><text:span text:style-name="T16">event</text:span><text:span text:style-name="T19">.</text:span><text:span text:style-name="T16">get():</text:span></text:p>
            <text:p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type </text:span><text:span text:style-name="T19">==</text:span><text:span text:style-name="T16"> pygame</text:span><text:span text:style-name="T19">.</text:span><text:span text:style-name="T16">QUIT:</text:span></text:p>
            <text:p><text:span text:style-name="T16"><text:tab/></text:span><text:span text:style-name="T16"><text:tab/></text:span><text:span text:style-name="T16"><text:tab/></text:span><text:span text:style-name="T16">fim </text:span><text:span text:style-name="T19">=</text:span><text:span text:style-name="T16"> </text:span><text:span text:style-name="T17">True</text:span></text:p>
            <text:p><text:span text:style-name="T16"><text:tab/></text:span><text:span text:style-name="T16"><text:tab/></text:span><text:span text:style-name="T15">#imprimindo evento</text:span></text:p>
            <text:p><text:span text:style-name="T16"><text:tab/></text:span><text:span text:style-name="T16"><text:tab/></text:span><text:span text:style-name="T17">print</text:span><text:span text:style-name="T16">(evento)</text:span></text:p>
            <text:p><text:span text:style-name="T16"><text:tab/></text:span><text:span text:style-name="T16"><text:tab/></text:span><text:span text:style-name="T15">#evento do teclado</text:span></text:p>
            <text:p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type </text:span><text:span text:style-name="T19">==</text:span><text:span text:style-name="T16"> pygame</text:span><text:span text:style-name="T19">.</text:span><text:span text:style-name="T16">KEYDOWN:</text:span></text:p>
            <text:p><text:span text:style-name="T16"><text:tab/></text:span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LEFT: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hx </text:span><text:span text:style-name="T19">=</text:span><text:span text:style-name="T16"> hx </text:span><text:span text:style-name="T19">-</text:span><text:span text:style-name="T16"> </text:span><text:span text:style-name="T19">5</text:span></text:p>
            <text:p><text:span text:style-name="T16"><text:tab/></text:span><text:span text:style-name="T16"><text:tab/></text:span><text:span text:style-name="T16"><text:tab/></text:span><text:span text:style-name="T17">elif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RIGHT: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hx </text:span><text:span text:style-name="T19">=</text:span><text:span text:style-name="T16"> hx </text:span><text:span text:style-name="T19">+</text:span><text:span text:style-name="T16"> </text:span><text:span text:style-name="T19">5</text:span></text:p>
            <text:p><text:span text:style-name="T16"><text:tab/></text:span><text:span text:style-name="T15">#apaga a tela</text:span></text:p>
            <text:p><text:span text:style-name="T16"><text:tab/></text:span><text:span text:style-name="T16">apaga_tela()</text:span></text:p>
            <text:p><text:span text:style-name="T16"><text:tab/></text:span><text:span text:style-name="T15">#desenha o heroi</text:span></text:p>
            <text:p><text:span text:style-name="T16"><text:tab/></text:span><text:span text:style-name="T16">desenha_heroi(hx,hy)</text:span></text:p>
            <text:p><text:span text:style-name="T16"><text:tab/></text:span><text:span text:style-name="T15">#atualiza tela</text:span></text:p>
            <text:p><text:span text:style-name="T16"><text:tab/></text:span><text:span text:style-name="T16">pygame</text:span><text:span text:style-name="T19">.</text:span><text:span text:style-name="T16">display</text:span><text:span text:style-name="T19">.</text:span><text:span text:style-name="T16">update()</text:span></text:p>
            <text:p><text:span text:style-name="T16"><text:tab/></text:span><text:span text:style-name="T16">clock</text:span><text:span text:style-name="T19">.</text:span><text:span text:style-name="T16">tick(</text:span><text:span text:style-name="T19">60</text:span><text:span text:style-name="T16">)</text:span></text:p>
            <text:p><text:span text:style-name="T16"/></text:p>
            <text:p><text:span text:style-name="T15">####FIM DA LOGICA PRINCIPAL</text:span></text:p>
          </draw:text-box>
        </draw:frame>
        <draw:frame draw:style-name="gr13" draw:text-style-name="P5" draw:layer="layout" svg:width="9.066cm" svg:height="2.147cm" svg:x="14.334cm" svg:y="9.4cm">
          <draw:text-box>
            <text:p><text:span text:style-name="T12">Nessa abordagem o herói apenas se move quando a tecla é pressionada. No entanto, queremos que ele se mova ENQUANTO a tecla continua pressionada.</text:span></text:p>
          </draw:text-box>
        </draw:frame>
        <draw:line draw:style-name="gr4" draw:text-style-name="P6" draw:layer="layout" svg:x1="12.6cm" svg:y1="10.6cm" svg:x2="14.334cm" svg:y2="10.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<text:span text:style-name="T4">SESCOMP </text:span>2019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5">Aula 05</text:span></text:p>
            <text:p><text:span text:style-name="T5">Andando para a esquerda e para <text:s/>direita (forma ideal)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custom-shape draw:style-name="gr14" draw:text-style-name="P7" draw:layer="layout" svg:width="4.4cm" svg:height="1.4cm" svg:x="19.2cm" svg:y="2.3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3.707cm" svg:height="3.5cm" svg:x="4.093cm" svg:y="8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107cm" svg:height="1cm" svg:x="1.493cm" svg:y="2.4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6.707cm" svg:height="13.604cm" svg:x="1.493cm" svg:y="0.596cm">
          <draw:text-box>
            <text:p><text:span text:style-name="T15">#dados do heroi</text:span></text:p>
            <text:p><text:span text:style-name="T16">heroi </text:span><text:span text:style-name="T19">=</text:span><text:span text:style-name="T16"> pygame</text:span><text:span text:style-name="T19">.</text:span><text:span text:style-name="T16">image</text:span><text:span text:style-name="T19">.</text:span><text:span text:style-name="T16">load(</text:span><text:span text:style-name="T21">"emoji.png"</text:span><text:span text:style-name="T16">)</text:span></text:p>
            <text:p><text:span text:style-name="T16">hx </text:span><text:span text:style-name="T19">=</text:span><text:span text:style-name="T16"> </text:span><text:span text:style-name="T19">50</text:span></text:p>
            <text:p><text:span text:style-name="T16">hy </text:span><text:span text:style-name="T19">=</text:span><text:span text:style-name="T16"> </text:span><text:span text:style-name="T19">50</text:span></text:p>
            <text:p><text:span text:style-name="T16">hx_change </text:span><text:span text:style-name="T19">=</text:span><text:span text:style-name="T16"> </text:span><text:span text:style-name="T19">0</text:span></text:p>
            <text:p><text:span text:style-name="T16">hy_change </text:span><text:span text:style-name="T19">=</text:span><text:span text:style-name="T16"> </text:span><text:span text:style-name="T19">0</text:span></text:p>
            <text:p><text:span text:style-name="T15">#...</text:span></text:p>
            <text:p><text:span text:style-name="T15">####LOGICA PRINCIPAL</text:span></text:p>
            <text:p><text:span text:style-name="T16">fim </text:span><text:span text:style-name="T19">=</text:span><text:span text:style-name="T16"> </text:span><text:span text:style-name="T17">False</text:span></text:p>
            <text:p><text:span text:style-name="T15">#loop do jogo</text:span></text:p>
            <text:p><text:span text:style-name="T17">while</text:span><text:span text:style-name="T16"> </text:span><text:span text:style-name="T20">not</text:span><text:span text:style-name="T16"> fim:</text:span></text:p>
            <text:p><text:span text:style-name="T16"><text:tab/></text:span><text:span text:style-name="T15">#lendo uma lista de eventos [eve1,eve2,even3...]</text:span></text:p>
            <text:p><text:span text:style-name="T16"><text:tab/></text:span><text:span text:style-name="T17">for</text:span><text:span text:style-name="T16"> evento </text:span><text:span text:style-name="T20">in</text:span><text:span text:style-name="T16"> pygame</text:span><text:span text:style-name="T19">.</text:span><text:span text:style-name="T16">event</text:span><text:span text:style-name="T19">.</text:span><text:span text:style-name="T16">get():</text:span></text:p>
            <text:p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type </text:span><text:span text:style-name="T19">==</text:span><text:span text:style-name="T16"> pygame</text:span><text:span text:style-name="T19">.</text:span><text:span text:style-name="T16">QUIT:</text:span></text:p>
            <text:p><text:span text:style-name="T16"><text:tab/></text:span><text:span text:style-name="T16"><text:tab/></text:span><text:span text:style-name="T16"><text:tab/></text:span><text:span text:style-name="T16">fim </text:span><text:span text:style-name="T19">=</text:span><text:span text:style-name="T16"> </text:span><text:span text:style-name="T17">True</text:span></text:p>
            <text:p><text:span text:style-name="T16"><text:tab/></text:span><text:span text:style-name="T16"><text:tab/></text:span><text:span text:style-name="T15">#imprimindo evento</text:span></text:p>
            <text:p><text:span text:style-name="T16"><text:tab/></text:span><text:span text:style-name="T16"><text:tab/></text:span><text:span text:style-name="T17">print</text:span><text:span text:style-name="T16">(evento)</text:span></text:p>
            <text:p><text:span text:style-name="T16"><text:tab/></text:span><text:span text:style-name="T16"><text:tab/></text:span><text:span text:style-name="T15">#evento do teclado</text:span></text:p>
            <text:p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type </text:span><text:span text:style-name="T19">==</text:span><text:span text:style-name="T16"> pygame</text:span><text:span text:style-name="T19">.</text:span><text:span text:style-name="T16">KEYDOWN:</text:span></text:p>
            <text:p><text:span text:style-name="T16"><text:tab/></text:span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LEFT: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hx_change </text:span><text:span text:style-name="T19">=</text:span><text:span text:style-name="T16"> </text:span><text:span text:style-name="T19">-5</text:span></text:p>
            <text:p><text:span text:style-name="T16"><text:tab/></text:span><text:span text:style-name="T16"><text:tab/></text:span><text:span text:style-name="T16"><text:tab/></text:span><text:span text:style-name="T17">elif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RIGHT: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hx_change </text:span><text:span text:style-name="T19">=</text:span><text:span text:style-name="T16"> </text:span><text:span text:style-name="T19">5</text:span></text:p>
            <text:p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type </text:span><text:span text:style-name="T19">==</text:span><text:span text:style-name="T16"> pygame</text:span><text:span text:style-name="T19">.</text:span><text:span text:style-name="T16">KEYUP:</text:span></text:p>
            <text:p><text:span text:style-name="T16"><text:tab/></text:span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LEFT </text:span><text:span text:style-name="T20">or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RIGHT: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hx_change </text:span><text:span text:style-name="T19">=</text:span><text:span text:style-name="T16"> </text:span><text:span text:style-name="T19">0</text:span></text:p>
            <text:p><text:span text:style-name="T16"><text:tab/></text:span><text:span text:style-name="T16"><text:tab/></text:span><text:span text:style-name="T16"><text:tab/></text:span></text:p>
            <text:p><text:span text:style-name="T16"><text:tab/></text:span></text:p>
            <text:p><text:span text:style-name="T16"/></text:p>
          </draw:text-box>
        </draw:frame>
        <draw:frame draw:style-name="gr18" draw:text-style-name="P10" draw:layer="layout" svg:width="6.8cm" svg:height="5.867cm" svg:x="19.2cm" svg:y="1cm">
          <draw:text-box>
            <text:p text:style-name="P8"><text:span text:style-name="T15">#apaga a tela</text:span></text:p>
            <text:p text:style-name="P8"><text:span text:style-name="T16">apaga_tela()</text:span></text:p>
            <text:p text:style-name="P8"><text:span text:style-name="T15">#desenha o heroi</text:span></text:p>
            <text:p text:style-name="P8"><text:span text:style-name="T16">hx </text:span><text:span text:style-name="T19">=</text:span><text:span text:style-name="T16"> hx </text:span><text:span text:style-name="T19">+</text:span><text:span text:style-name="T16"> hx_change</text:span></text:p>
            <text:p text:style-name="P8"><text:span text:style-name="T16">hy </text:span><text:span text:style-name="T19">=</text:span><text:span text:style-name="T16"> hy </text:span><text:span text:style-name="T19">+</text:span><text:span text:style-name="T16"> hy_change</text:span></text:p>
            <text:p text:style-name="P8"><text:span text:style-name="T16">desenha_heroi(hx,hy)</text:span></text:p>
            <text:p text:style-name="P8"><text:span text:style-name="T15">#atualiza tela</text:span></text:p>
            <text:p text:style-name="P8"><text:span text:style-name="T16">pygame</text:span><text:span text:style-name="T19">.</text:span><text:span text:style-name="T16">display</text:span><text:span text:style-name="T19">.</text:span><text:span text:style-name="T16">update()</text:span></text:p>
            <text:p text:style-name="P8"><text:span text:style-name="T16">clock</text:span><text:span text:style-name="T19">.</text:span><text:span text:style-name="T16">tick(</text:span><text:span text:style-name="T19">60</text:span><text:span text:style-name="T16">)</text:span></text:p>
            <text:p text:style-name="P8"><text:span text:style-name="T16"/></text:p>
            <text:p><text:span text:style-name="T15">####FIM DA LOGICA PRINCIPAL</text:span></text:p>
            <text:p><text:span text:style-name="T15"/></text:p>
            <text:p><text:span text:style-name="T15">#...</text:span></text:p>
          </draw:text-box>
        </draw:frame>
        <draw:frame draw:style-name="gr13" draw:text-style-name="P5" draw:layer="layout" svg:width="9.066cm" svg:height="2.147cm" svg:x="9.234cm" svg:y="1.953cm">
          <draw:text-box>
            <text:p><text:span text:style-name="T22">Nessa abordagem o herói ENQUANTO a tecla continua pressionada. Para conseguirmos tal efeito, precisamos capturar o evento </text:span><text:span text:style-name="T23">KEYDOWN.</text:span><text:span text:style-name="T12"> </text:span></text:p>
          </draw:text-box>
        </draw:frame>
        <draw:line draw:style-name="gr4" draw:text-style-name="P6" draw:layer="layout" svg:x1="13.4cm" svg:y1="8cm" svg:x2="13.4cm" svg:y2="4.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<text:span text:style-name="T4">SESCOMP </text:span>2019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5"/></text:p>
            <text:p><text:span text:style-name="T5">Aula 06</text:span></text:p>
            <text:p><text:span text:style-name="T5">Andando para a esquerda e para <text:s/>direita, cima e baixo (forma ideal)</text:span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custom-shape draw:style-name="gr19" draw:text-style-name="P7" draw:layer="layout" svg:width="12.2cm" svg:height="0.916cm" svg:x="5.2cm" svg:y="13.6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7cm" svg:height="1.4cm" svg:x="5.2cm" svg:y="10.6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6.707cm" svg:height="15.154cm" svg:x="1.493cm" svg:y="0.596cm">
          <draw:text-box>
            <text:p><text:span text:style-name="T15">#dados do heroi</text:span></text:p>
            <text:p><text:span text:style-name="T16">heroi </text:span><text:span text:style-name="T19">=</text:span><text:span text:style-name="T16"> pygame</text:span><text:span text:style-name="T19">.</text:span><text:span text:style-name="T16">image</text:span><text:span text:style-name="T19">.</text:span><text:span text:style-name="T16">load(</text:span><text:span text:style-name="T21">"emoji.png"</text:span><text:span text:style-name="T16">)</text:span></text:p>
            <text:p><text:span text:style-name="T16">hx </text:span><text:span text:style-name="T19">=</text:span><text:span text:style-name="T16"> </text:span><text:span text:style-name="T19">50</text:span></text:p>
            <text:p><text:span text:style-name="T16">hy </text:span><text:span text:style-name="T19">=</text:span><text:span text:style-name="T16"> </text:span><text:span text:style-name="T19">50</text:span></text:p>
            <text:p><text:span text:style-name="T16">hx_change </text:span><text:span text:style-name="T19">=</text:span><text:span text:style-name="T16"> </text:span><text:span text:style-name="T19">0</text:span></text:p>
            <text:p><text:span text:style-name="T16">hy_change </text:span><text:span text:style-name="T19">=</text:span><text:span text:style-name="T16"> </text:span><text:span text:style-name="T19">0</text:span></text:p>
            <text:p><text:span text:style-name="T15">#...</text:span></text:p>
            <text:p><text:span text:style-name="T15">####LOGICA PRINCIPAL</text:span></text:p>
            <text:p><text:span text:style-name="T16">fim </text:span><text:span text:style-name="T19">=</text:span><text:span text:style-name="T16"> </text:span><text:span text:style-name="T17">False</text:span></text:p>
            <text:p><text:span text:style-name="T15">#loop do jogo</text:span></text:p>
            <text:p><text:span text:style-name="T17">while</text:span><text:span text:style-name="T16"> </text:span><text:span text:style-name="T20">not</text:span><text:span text:style-name="T16"> fim:</text:span></text:p>
            <text:p><text:span text:style-name="T16"><text:tab/></text:span><text:span text:style-name="T15">#lendo uma lista de eventos [eve1,eve2,even3...]</text:span></text:p>
            <text:p><text:span text:style-name="T16"><text:tab/></text:span><text:span text:style-name="T17">for</text:span><text:span text:style-name="T16"> evento </text:span><text:span text:style-name="T20">in</text:span><text:span text:style-name="T16"> pygame</text:span><text:span text:style-name="T19">.</text:span><text:span text:style-name="T16">event</text:span><text:span text:style-name="T19">.</text:span><text:span text:style-name="T16">get():</text:span></text:p>
            <text:p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type </text:span><text:span text:style-name="T19">==</text:span><text:span text:style-name="T16"> pygame</text:span><text:span text:style-name="T19">.</text:span><text:span text:style-name="T16">QUIT:</text:span></text:p>
            <text:p><text:span text:style-name="T16"><text:tab/></text:span><text:span text:style-name="T16"><text:tab/></text:span><text:span text:style-name="T16"><text:tab/></text:span><text:span text:style-name="T16">fim </text:span><text:span text:style-name="T19">=</text:span><text:span text:style-name="T16"> </text:span><text:span text:style-name="T17">True</text:span></text:p>
            <text:p><text:span text:style-name="T16"><text:tab/></text:span><text:span text:style-name="T16"><text:tab/></text:span><text:span text:style-name="T15">#imprimindo evento</text:span></text:p>
            <text:p><text:span text:style-name="T16"><text:tab/></text:span><text:span text:style-name="T16"><text:tab/></text:span><text:span text:style-name="T17">print</text:span><text:span text:style-name="T16">(evento)</text:span></text:p>
            <text:p><text:span text:style-name="T16"><text:tab/></text:span><text:span text:style-name="T16"><text:tab/></text:span><text:span text:style-name="T15">#evento do teclado</text:span></text:p>
            <text:p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type </text:span><text:span text:style-name="T19">==</text:span><text:span text:style-name="T16"> pygame</text:span><text:span text:style-name="T19">.</text:span><text:span text:style-name="T16">KEYDOWN:</text:span></text:p>
            <text:p><text:span text:style-name="T16"><text:tab/></text:span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LEFT: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hx_change </text:span><text:span text:style-name="T19">=</text:span><text:span text:style-name="T16"> </text:span><text:span text:style-name="T19">-5</text:span></text:p>
            <text:p><text:span text:style-name="T16"><text:tab/></text:span><text:span text:style-name="T16"><text:tab/></text:span><text:span text:style-name="T16"><text:tab/></text:span><text:span text:style-name="T17">elif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RIGHT: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hx_change </text:span><text:span text:style-name="T19">=</text:span><text:span text:style-name="T16"> </text:span><text:span text:style-name="T19">5</text:span></text:p>
            <text:p><text:span text:style-name="T16"><text:tab/></text:span><text:span text:style-name="T16"><text:tab/></text:span><text:span text:style-name="T16"><text:tab/></text:span><text:span text:style-name="T17">elif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UP: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hy_change </text:span><text:span text:style-name="T19">=</text:span><text:span text:style-name="T16"> </text:span><text:span text:style-name="T19">-5</text:span></text:p>
            <text:p><text:span text:style-name="T16"><text:tab/></text:span><text:span text:style-name="T16"><text:tab/></text:span><text:span text:style-name="T16"><text:tab/></text:span><text:span text:style-name="T17">elif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DOWN: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hy_change </text:span><text:span text:style-name="T19">=</text:span><text:span text:style-name="T16"> </text:span><text:span text:style-name="T19">5</text:span></text:p>
            <text:p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type </text:span><text:span text:style-name="T19">==</text:span><text:span text:style-name="T16"> pygame</text:span><text:span text:style-name="T19">.</text:span><text:span text:style-name="T16">KEYUP:</text:span></text:p>
            <text:p><text:span text:style-name="T16"><text:tab/></text:span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LEFT </text:span><text:span text:style-name="T20">or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RIGHT: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hx_change </text:span><text:span text:style-name="T19">=</text:span><text:span text:style-name="T16"> </text:span><text:span text:style-name="T19">0</text:span></text:p>
            <text:p><text:span text:style-name="T16"><text:tab/></text:span><text:span text:style-name="T16"><text:tab/></text:span><text:span text:style-name="T16"><text:tab/></text:span><text:span text:style-name="T17">if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UP </text:span><text:span text:style-name="T20">or</text:span><text:span text:style-name="T16"> evento</text:span><text:span text:style-name="T19">.</text:span><text:span text:style-name="T16">key </text:span><text:span text:style-name="T19">==</text:span><text:span text:style-name="T16"> pygame</text:span><text:span text:style-name="T19">.</text:span><text:span text:style-name="T16">K_DOWN: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hy_change </text:span><text:span text:style-name="T19">=</text:span><text:span text:style-name="T16"> </text:span><text:span text:style-name="T19">0</text:span></text:p>
            <text:p><text:span text:style-name="T16"><text:tab/></text:span></text:p>
            <text:p><text:span text:style-name="T16"/></text:p>
          </draw:text-box>
        </draw:frame>
        <draw:frame draw:style-name="gr21" draw:text-style-name="P10" draw:layer="layout" svg:width="6.8cm" svg:height="5.867cm" svg:x="19.2cm" svg:y="1cm">
          <draw:text-box>
            <text:p text:style-name="P8"><text:span text:style-name="T15">#apaga a tela</text:span></text:p>
            <text:p text:style-name="P8"><text:span text:style-name="T16">apaga_tela()</text:span></text:p>
            <text:p text:style-name="P8"><text:span text:style-name="T15">#desenha o heroi</text:span></text:p>
            <text:p text:style-name="P8"><text:span text:style-name="T16">hx </text:span><text:span text:style-name="T19">=</text:span><text:span text:style-name="T16"> hx </text:span><text:span text:style-name="T19">+</text:span><text:span text:style-name="T16"> hx_change</text:span></text:p>
            <text:p text:style-name="P8"><text:span text:style-name="T16">hy </text:span><text:span text:style-name="T19">=</text:span><text:span text:style-name="T16"> hy </text:span><text:span text:style-name="T19">+</text:span><text:span text:style-name="T16"> hy_change</text:span></text:p>
            <text:p text:style-name="P8"><text:span text:style-name="T16">desenha_heroi(hx,hy)</text:span></text:p>
            <text:p text:style-name="P8"><text:span text:style-name="T15">#atualiza tela</text:span></text:p>
            <text:p text:style-name="P8"><text:span text:style-name="T16">pygame</text:span><text:span text:style-name="T19">.</text:span><text:span text:style-name="T16">display</text:span><text:span text:style-name="T19">.</text:span><text:span text:style-name="T16">update()</text:span></text:p>
            <text:p text:style-name="P8"><text:span text:style-name="T16">clock</text:span><text:span text:style-name="T19">.</text:span><text:span text:style-name="T16">tick(</text:span><text:span text:style-name="T19">60</text:span><text:span text:style-name="T16">)</text:span></text:p>
            <text:p text:style-name="P8"><text:span text:style-name="T16"/></text:p>
            <text:p><text:span text:style-name="T15">####FIM DA LOGICA PRINCIPAL</text:span></text:p>
          </draw:text-box>
        </draw:frame>
        <draw:frame draw:style-name="gr5" draw:text-style-name="P5" draw:layer="layout" svg:width="9.066cm" svg:height="1.199cm" svg:x="15.4cm" svg:y="8.801cm">
          <draw:text-box>
            <text:p><text:span text:style-name="T12">Mesma lógica do slide anterior mas agora para as outras duas direções restantes.</text:span></text:p>
          </draw:text-box>
        </draw:frame>
        <draw:line draw:style-name="gr4" draw:text-style-name="P6" draw:layer="layout" svg:x1="14cm" svg:y1="11.8cm" svg:x2="16.2cm" svg:y2="10.6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<text:span text:style-name="T4">SESCOMP </text:span>2019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5">Aula 07</text:span></text:p>
            <text:p><text:span text:style-name="T5">Incluindo limites na tela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draw:style-name="gr12" draw:text-style-name="P9" draw:layer="layout" svg:width="14.707cm" svg:height="15.154cm" svg:x="1.493cm" svg:y="0.596cm">
          <draw:text-box>
            <text:p><text:span text:style-name="T15">#cores</text:span></text:p>
            <text:p><text:span text:style-name="T16">branca </text:span><text:span text:style-name="T19">=</text:span><text:span text:style-name="T16"> (</text:span><text:span text:style-name="T19">255</text:span><text:span text:style-name="T16">,</text:span><text:span text:style-name="T19">255</text:span><text:span text:style-name="T16">,</text:span><text:span text:style-name="T19">255</text:span><text:span text:style-name="T16">)</text:span></text:p>
            <text:p><text:span text:style-name="T16">preto </text:span><text:span text:style-name="T19">=</text:span><text:span text:style-name="T16"> (</text:span><text:span text:style-name="T19">0</text:span><text:span text:style-name="T16">,</text:span><text:span text:style-name="T19">0</text:span><text:span text:style-name="T16">,</text:span><text:span text:style-name="T19">0</text:span><text:span text:style-name="T16">)</text:span></text:p>
            <text:p><text:span text:style-name="T16"/></text:p>
            <text:p><text:span text:style-name="T15">#...</text:span></text:p>
            <text:p><text:span text:style-name="T15">#FUNCOES DO JOGO</text:span></text:p>
            <text:p><text:span text:style-name="T15">#...</text:span></text:p>
            <text:p><text:span text:style-name="T17">def</text:span><text:span text:style-name="T16"> </text:span><text:span text:style-name="T18">desenha_limites</text:span><text:span text:style-name="T16">():</text:span></text:p>
            <text:p><text:span text:style-name="T16"><text:tab/></text:span><text:span text:style-name="T16">pygame</text:span><text:span text:style-name="T19">.</text:span><text:span text:style-name="T16">draw</text:span><text:span text:style-name="T19">.</text:span><text:span text:style-name="T16">line(gameDisplay,preto,(</text:span><text:span text:style-name="T19">20</text:span><text:span text:style-name="T16">,</text:span><text:span text:style-name="T19">20</text:span><text:span text:style-name="T16">),(display_width</text:span><text:span text:style-name="T19">-20</text:span><text:span text:style-name="T16">,</text:span><text:span text:style-name="T19">20</text:span><text:span text:style-name="T16">),</text:span><text:span text:style-name="T19">1</text:span><text:span text:style-name="T16">)</text:span></text:p>
            <text:p><text:span text:style-name="T16"><text:tab/></text:span><text:span text:style-name="T16">pygame</text:span><text:span text:style-name="T19">.</text:span><text:span text:style-name="T16">draw</text:span><text:span text:style-name="T19">.</text:span><text:span text:style-name="T16">line(gameDisplay,preto,(</text:span><text:span text:style-name="T19">20</text:span><text:span text:style-name="T16">,</text:span><text:span text:style-name="T19">20</text:span><text:span text:style-name="T16">),(</text:span><text:span text:style-name="T19">20</text:span><text:span text:style-name="T16">,display_height</text:span><text:span text:style-name="T19">-20</text:span><text:span text:style-name="T16">),</text:span><text:span text:style-name="T19">1</text:span><text:span text:style-name="T16">)</text:span></text:p>
            <text:p><text:span text:style-name="T16"><text:tab/></text:span><text:span text:style-name="T16">pygame</text:span><text:span text:style-name="T19">.</text:span><text:span text:style-name="T16">draw</text:span><text:span text:style-name="T19">.</text:span><text:span text:style-name="T16">line(gameDisplay,preto,(</text:span><text:span text:style-name="T19">20</text:span><text:span text:style-name="T16">,display_height</text:span><text:span text:style-name="T19">-20</text:span><text:span text:style-name="T16">),</text:span></text:p>
            <text:p><text:span text:style-name="T16"><text:tab/></text:span><text:span text:style-name="T16"><text:tab/></text:span><text:span text:style-name="T16">(display_width</text:span><text:span text:style-name="T19">-20</text:span><text:span text:style-name="T16">,display_height</text:span><text:span text:style-name="T19">-20</text:span><text:span text:style-name="T16">),</text:span><text:span text:style-name="T19">1</text:span><text:span text:style-name="T16">)</text:span></text:p>
            <text:p><text:span text:style-name="T16"><text:tab/></text:span><text:span text:style-name="T16">pygame</text:span><text:span text:style-name="T19">.</text:span><text:span text:style-name="T16">draw</text:span><text:span text:style-name="T19">.</text:span><text:span text:style-name="T16">line(gameDisplay,preto,(display_width</text:span><text:span text:style-name="T19">-20</text:span><text:span text:style-name="T16">,</text:span><text:span text:style-name="T19">20</text:span><text:span text:style-name="T16">),</text:span></text:p>
            <text:p><text:span text:style-name="T16"><text:tab/></text:span><text:span text:style-name="T16"><text:tab/></text:span><text:span text:style-name="T16">(display_width</text:span><text:span text:style-name="T19">-20</text:span><text:span text:style-name="T16">,display_height</text:span><text:span text:style-name="T19">-20</text:span><text:span text:style-name="T16">),</text:span><text:span text:style-name="T19">1</text:span><text:span text:style-name="T16">)</text:span></text:p>
            <text:p><text:span text:style-name="T16"/></text:p>
            <text:p><text:span text:style-name="T17">def</text:span><text:span text:style-name="T16"> </text:span><text:span text:style-name="T18">ultrapassou_limiteX</text:span><text:span text:style-name="T16">(meuX_futuro):</text:span></text:p>
            <text:p><text:span text:style-name="T16"><text:tab/></text:span><text:span text:style-name="T17">if</text:span><text:span text:style-name="T16"> meuX_futuro</text:span><text:span text:style-name="T19">&lt;20</text:span><text:span text:style-name="T16"> </text:span><text:span text:style-name="T20">or</text:span><text:span text:style-name="T16"> meuX_futuro</text:span><text:span text:style-name="T19">&gt;</text:span><text:span text:style-name="T16">display_width</text:span><text:span text:style-name="T19">-45</text:span><text:span text:style-name="T16">:</text:span></text:p>
            <text:p><text:span text:style-name="T16"><text:tab/></text:span><text:span text:style-name="T16"><text:tab/></text:span><text:span text:style-name="T17">return</text:span><text:span text:style-name="T16"> </text:span><text:span text:style-name="T17">True</text:span></text:p>
            <text:p><text:span text:style-name="T16"><text:tab/></text:span><text:span text:style-name="T17">return</text:span><text:span text:style-name="T16"> </text:span><text:span text:style-name="T17">False</text:span></text:p>
            <text:p><text:span text:style-name="T16"/></text:p>
            <text:p><text:span text:style-name="T17">def</text:span><text:span text:style-name="T16"> </text:span><text:span text:style-name="T18">ultrapassou_limiteY</text:span><text:span text:style-name="T16">(meuY_futuro):</text:span></text:p>
            <text:p><text:span text:style-name="T16"><text:tab/></text:span><text:span text:style-name="T17">if</text:span><text:span text:style-name="T16"> meuY_futuro</text:span><text:span text:style-name="T19">&lt;20</text:span><text:span text:style-name="T16"> </text:span><text:span text:style-name="T20">or</text:span><text:span text:style-name="T16"> meuY_futuro</text:span><text:span text:style-name="T19">&gt;</text:span><text:span text:style-name="T16">display_height</text:span><text:span text:style-name="T19">-45</text:span><text:span text:style-name="T16">:</text:span></text:p>
            <text:p><text:span text:style-name="T16"><text:tab/></text:span><text:span text:style-name="T16"><text:tab/></text:span><text:span text:style-name="T17">return</text:span><text:span text:style-name="T16"> </text:span><text:span text:style-name="T17">True</text:span></text:p>
            <text:p><text:span text:style-name="T16"><text:tab/></text:span><text:span text:style-name="T17">return</text:span><text:span text:style-name="T16"> </text:span><text:span text:style-name="T17">False</text:span></text:p>
            <text:p><text:span text:style-name="T16"/></text:p>
            <text:p><text:span text:style-name="T15">#…</text:span></text:p>
            <text:p><text:span text:style-name="T16"><text:tab/></text:span><text:span text:style-name="T15">#apaga a tela</text:span></text:p>
            <text:p><text:span text:style-name="T16"><text:tab/></text:span><text:span text:style-name="T16">apaga_tela()</text:span></text:p>
            <text:p><text:span text:style-name="T16"><text:tab/></text:span><text:span text:style-name="T15">#desenha o heroi</text:span></text:p>
            <text:p><text:span text:style-name="T16"><text:tab/></text:span><text:span text:style-name="T17">if</text:span><text:span text:style-name="T16">(</text:span><text:span text:style-name="T20">not</text:span><text:span text:style-name="T16"> ultrapassou_limiteX(hx</text:span><text:span text:style-name="T19">+</text:span><text:span text:style-name="T16">hx_change)):</text:span></text:p>
            <text:p><text:span text:style-name="T16"><text:tab/></text:span><text:span text:style-name="T16"><text:tab/></text:span><text:span text:style-name="T16">hx </text:span><text:span text:style-name="T19">=</text:span><text:span text:style-name="T16"> hx </text:span><text:span text:style-name="T19">+</text:span><text:span text:style-name="T16"> hx_change</text:span></text:p>
            <text:p><text:span text:style-name="T16"><text:tab/></text:span><text:span text:style-name="T17">if</text:span><text:span text:style-name="T16">(</text:span><text:span text:style-name="T20">not</text:span><text:span text:style-name="T16"> ultrapassou_limiteY(hy</text:span><text:span text:style-name="T19">+</text:span><text:span text:style-name="T16">hy_change)):</text:span></text:p>
            <text:p><text:span text:style-name="T16"><text:tab/></text:span><text:span text:style-name="T16"><text:tab/></text:span><text:span text:style-name="T16">hy </text:span><text:span text:style-name="T19">=</text:span><text:span text:style-name="T16"> hy </text:span><text:span text:style-name="T19">+</text:span><text:span text:style-name="T16"> hy_change</text:span></text:p>
          </draw:text-box>
        </draw:frame>
        <draw:frame draw:style-name="gr5" draw:text-style-name="P5" draw:layer="layout" svg:width="9.066cm" svg:height="1.199cm" svg:x="15.4cm" svg:y="8.802cm">
          <draw:text-box>
            <text:p><text:span text:style-name="T12">Os limites impedem que o herói passe da janela. </text:span></text:p>
          </draw:text-box>
        </draw:frame>
        <draw:line draw:style-name="gr4" draw:text-style-name="P6" draw:layer="layout" svg:x1="12.2cm" svg:y1="13.4cm" svg:x2="15.4cm" svg:y2="10.2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<text:span text:style-name="T4">SESCOMP </text:span>2019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5"/></text:p>
            <text:p><text:span text:style-name="T5">Aula 08</text:span></text:p>
            <text:p><text:span text:style-name="T5">Desenhando os ouros</text:span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draw:style-name="gr22" draw:text-style-name="P9" draw:layer="layout" svg:width="16.707cm" svg:height="14.075cm" svg:x="1.493cm" svg:y="0.596cm">
          <draw:text-box>
            <text:p><text:span text:style-name="T17">import</text:span><text:span text:style-name="T16"> </text:span><text:span text:style-name="T18">random</text:span></text:p>
            <text:p><text:span text:style-name="T24">#…………………………………...</text:span></text:p>
            <text:p><text:span text:style-name="T15">#cores</text:span></text:p>
            <text:p><text:span text:style-name="T16">branca </text:span><text:span text:style-name="T19">=</text:span><text:span text:style-name="T16"> (</text:span><text:span text:style-name="T19">255</text:span><text:span text:style-name="T16">,</text:span><text:span text:style-name="T19">255</text:span><text:span text:style-name="T16">,</text:span><text:span text:style-name="T19">255</text:span><text:span text:style-name="T16">)</text:span></text:p>
            <text:p><text:span text:style-name="T16">preto </text:span><text:span text:style-name="T19">=</text:span><text:span text:style-name="T16"> (</text:span><text:span text:style-name="T19">0</text:span><text:span text:style-name="T16">,</text:span><text:span text:style-name="T19">0</text:span><text:span text:style-name="T16">,</text:span><text:span text:style-name="T19">0</text:span><text:span text:style-name="T16">)</text:span></text:p>
            <text:p><text:span text:style-name="T16">amarelo </text:span><text:span text:style-name="T19">=</text:span><text:span text:style-name="T16"> (</text:span><text:span text:style-name="T19">255</text:span><text:span text:style-name="T16">,</text:span><text:span text:style-name="T19">255</text:span><text:span text:style-name="T16">,</text:span><text:span text:style-name="T19">0</text:span><text:span text:style-name="T16">)</text:span></text:p>
            <text:p><text:span text:style-name="T24">#…………………………………...</text:span></text:p>
            <text:p><text:span text:style-name="T17">def</text:span><text:span text:style-name="T16"> </text:span><text:span text:style-name="T18">desenha_ouros</text:span><text:span text:style-name="T16">(ouros):</text:span></text:p>
            <text:p><text:span text:style-name="T16"><text:tab/></text:span><text:span text:style-name="T17">for</text:span><text:span text:style-name="T16"> ouro </text:span><text:span text:style-name="T20">in</text:span><text:span text:style-name="T16"> ouros:</text:span></text:p>
            <text:p><text:span text:style-name="T16"><text:tab/></text:span><text:span text:style-name="T16"><text:tab/></text:span><text:span text:style-name="T16">ouroX </text:span><text:span text:style-name="T19">=</text:span><text:span text:style-name="T16"> ouro[</text:span><text:span text:style-name="T19">0</text:span><text:span text:style-name="T16">]</text:span></text:p>
            <text:p><text:span text:style-name="T16"><text:tab/></text:span><text:span text:style-name="T16"><text:tab/></text:span><text:span text:style-name="T16">ouroY </text:span><text:span text:style-name="T19">=</text:span><text:span text:style-name="T16"> ouro[</text:span><text:span text:style-name="T19">1</text:span><text:span text:style-name="T16">]</text:span></text:p>
            <text:p><text:span text:style-name="T16"><text:tab/></text:span><text:span text:style-name="T16"><text:tab/></text:span><text:span text:style-name="T16">pygame</text:span><text:span text:style-name="T19">.</text:span><text:span text:style-name="T16">draw</text:span><text:span text:style-name="T19">.</text:span><text:span text:style-name="T16">circle(gameDisplay,amarelo,(ouroX,ouroY),</text:span><text:span text:style-name="T19">13</text:span><text:span text:style-name="T16">,</text:span><text:span text:style-name="T19">0</text:span><text:span text:style-name="T16">)</text:span></text:p>
            <text:p><text:span text:style-name="T24">#…………………………………...</text:span></text:p>
            <text:p><text:span text:style-name="T17">def</text:span><text:span text:style-name="T16"> </text:span><text:span text:style-name="T18">criar_ouros</text:span><text:span text:style-name="T16">():</text:span></text:p>
            <text:p><text:span text:style-name="T16"><text:tab/></text:span><text:span text:style-name="T16">ouros </text:span><text:span text:style-name="T19">=</text:span><text:span text:style-name="T16"> []</text:span></text:p>
            <text:p><text:span text:style-name="T16"><text:tab/></text:span><text:span text:style-name="T17">for</text:span><text:span text:style-name="T16"> i </text:span><text:span text:style-name="T20">in</text:span><text:span text:style-name="T16"> </text:span><text:span text:style-name="T17">range</text:span><text:span text:style-name="T16">(</text:span><text:span text:style-name="T19">10</text:span><text:span text:style-name="T16">):</text:span></text:p>
            <text:p><text:span text:style-name="T16"><text:tab/></text:span><text:span text:style-name="T16"><text:tab/></text:span><text:span text:style-name="T16">x </text:span><text:span text:style-name="T19">=</text:span><text:span text:style-name="T16"> random</text:span><text:span text:style-name="T19">.</text:span><text:span text:style-name="T16">randint(</text:span><text:span text:style-name="T19">50</text:span><text:span text:style-name="T16">,display_width</text:span><text:span text:style-name="T19">-40</text:span><text:span text:style-name="T16">)</text:span></text:p>
            <text:p><text:span text:style-name="T16"><text:tab/></text:span><text:span text:style-name="T16"><text:tab/></text:span><text:span text:style-name="T16">y </text:span><text:span text:style-name="T19">=</text:span><text:span text:style-name="T16"> random</text:span><text:span text:style-name="T19">.</text:span><text:span text:style-name="T16">randint(</text:span><text:span text:style-name="T19">50</text:span><text:span text:style-name="T16">,display_height</text:span><text:span text:style-name="T19">-40</text:span><text:span text:style-name="T16">)</text:span></text:p>
            <text:p><text:span text:style-name="T16"><text:tab/></text:span><text:span text:style-name="T16"><text:tab/></text:span><text:span text:style-name="T16">ouros</text:span><text:span text:style-name="T19">.</text:span><text:span text:style-name="T16">append([x,y])</text:span></text:p>
            <text:p><text:span text:style-name="T16"><text:tab/></text:span><text:span text:style-name="T17">return</text:span><text:span text:style-name="T16"> ouros</text:span></text:p>
            <text:p><text:span text:style-name="T24">#…………………………………...</text:span></text:p>
            <text:p><text:span text:style-name="T15">####LOGICA PRINCIPAL</text:span></text:p>
            <text:p><text:span text:style-name="T16">fim </text:span><text:span text:style-name="T19">=</text:span><text:span text:style-name="T16"> </text:span><text:span text:style-name="T17">False</text:span></text:p>
            <text:p><text:span text:style-name="T16">ouros </text:span><text:span text:style-name="T19">=</text:span><text:span text:style-name="T16"> criar_ouros()</text:span></text:p>
            <text:p><text:span text:style-name="T24">#…………………………………...</text:span></text:p>
            <text:p><text:span text:style-name="T16"><text:tab/></text:span><text:span text:style-name="T15">#desenha ouro</text:span></text:p>
            <text:p><text:span text:style-name="T16"><text:tab/></text:span><text:span text:style-name="T16">desenha_ouros(ouros)</text:span></text:p>
            <text:p><text:span text:style-name="T16"><text:tab/></text:span><text:span text:style-name="T15">#desenha o heroi</text:span></text:p>
            <text:p><text:span text:style-name="T16"><text:tab/></text:span><text:span text:style-name="T17">if</text:span><text:span text:style-name="T16">(</text:span><text:span text:style-name="T20">not</text:span><text:span text:style-name="T16"> ultrapassou_limiteX(hx</text:span><text:span text:style-name="T19">+</text:span><text:span text:style-name="T16">hx_change)):</text:span></text:p>
            <text:p><text:span text:style-name="T16"><text:tab/></text:span><text:span text:style-name="T16"><text:tab/></text:span><text:span text:style-name="T16">hx </text:span><text:span text:style-name="T19">=</text:span><text:span text:style-name="T16"> hx </text:span><text:span text:style-name="T19">+</text:span><text:span text:style-name="T16"> hx_change</text:span></text:p>
            <text:p><text:span text:style-name="T16"><text:tab/></text:span><text:span text:style-name="T17">if</text:span><text:span text:style-name="T16">(</text:span><text:span text:style-name="T20">not</text:span><text:span text:style-name="T16"> ultrapassou_limiteY(hy</text:span><text:span text:style-name="T19">+</text:span><text:span text:style-name="T16">hy_change)):</text:span></text:p>
            <text:p><text:span text:style-name="T16"><text:tab/></text:span><text:span text:style-name="T16"><text:tab/></text:span><text:span text:style-name="T16">hy </text:span><text:span text:style-name="T19">=</text:span><text:span text:style-name="T16"> hy </text:span><text:span text:style-name="T19">+</text:span><text:span text:style-name="T16"> hy_change</text:span></text:p>
          </draw:text-box>
        </draw:frame>
        <draw:frame draw:style-name="gr5" draw:text-style-name="P5" draw:layer="layout" svg:width="9.066cm" svg:height="1.199cm" svg:x="15.4cm" svg:y="8.802cm">
          <draw:text-box>
            <text:p><text:span text:style-name="T12">O ouro é gerado randomicamente, colocado em uma lista e depois renderizado na tel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<text:span text:style-name="T4">SESCOMP </text:span>2019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5"/></text:p>
            <text:p><text:span text:style-name="T5">Aula 09</text:span></text:p>
            <text:p><text:span text:style-name="T5">Colidindo com o ouro</text:span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draw:style-name="gr23" draw:text-style-name="P9" draw:layer="layout" svg:width="16.707cm" svg:height="12.604cm" svg:x="1.493cm" svg:y="0.596cm">
          <draw:text-box>
            <text:p><text:span text:style-name="T17">import</text:span><text:span text:style-name="T16"> </text:span><text:span text:style-name="T18">pygame</text:span></text:p>
            <text:p><text:span text:style-name="T17">import</text:span><text:span text:style-name="T16"> </text:span><text:span text:style-name="T18">time</text:span></text:p>
            <text:p><text:span text:style-name="T17">import</text:span><text:span text:style-name="T16"> </text:span><text:span text:style-name="T18">random</text:span></text:p>
            <text:p><text:span text:style-name="T17">import</text:span><text:span text:style-name="T16"> </text:span><text:span text:style-name="T18">math</text:span></text:p>
            <text:p><text:span text:style-name="T24">#…………………………………...</text:span></text:p>
            <text:p><text:span text:style-name="T17">def</text:span><text:span text:style-name="T16"> </text:span><text:span text:style-name="T18">calcula_distancia</text:span><text:span text:style-name="T16">(x1,y1,x2,y2):</text:span></text:p>
            <text:p><text:span text:style-name="T16"><text:tab/></text:span><text:span text:style-name="T16">dist </text:span><text:span text:style-name="T19">=</text:span><text:span text:style-name="T16"> math</text:span><text:span text:style-name="T19">.</text:span><text:span text:style-name="T16">sqrt((x1</text:span><text:span text:style-name="T19">-</text:span><text:span text:style-name="T16">x2)</text:span><text:span text:style-name="T19">*</text:span><text:span text:style-name="T16">(x1</text:span><text:span text:style-name="T19">-</text:span><text:span text:style-name="T16">x2) </text:span><text:span text:style-name="T19">+</text:span><text:span text:style-name="T16"> (y1</text:span><text:span text:style-name="T19">-</text:span><text:span text:style-name="T16">y2)</text:span><text:span text:style-name="T19">*</text:span><text:span text:style-name="T16">(y1</text:span><text:span text:style-name="T19">-</text:span><text:span text:style-name="T16">y2))</text:span></text:p>
            <text:p><text:span text:style-name="T16"><text:tab/></text:span><text:span text:style-name="T17">return</text:span><text:span text:style-name="T16"> dist</text:span></text:p>
            <text:p><text:span text:style-name="T16"/></text:p>
            <text:p><text:span text:style-name="T17">def</text:span><text:span text:style-name="T16"> </text:span><text:span text:style-name="T18">colisao_ouros</text:span><text:span text:style-name="T16">(meuX, meuY, ouros):</text:span></text:p>
            <text:p><text:span text:style-name="T16"><text:tab/></text:span><text:span text:style-name="T16">peguei </text:span><text:span text:style-name="T19">=</text:span><text:span text:style-name="T16"> </text:span><text:span text:style-name="T19">0</text:span></text:p>
            <text:p><text:span text:style-name="T16"><text:tab/></text:span><text:span text:style-name="T17">for</text:span><text:span text:style-name="T16"> ouro </text:span><text:span text:style-name="T20">in</text:span><text:span text:style-name="T16"> ouros:</text:span></text:p>
            <text:p><text:span text:style-name="T16"><text:tab/></text:span><text:span text:style-name="T16"><text:tab/></text:span><text:span text:style-name="T17">if</text:span><text:span text:style-name="T16">(calcula_distancia(meuX,meuY,ouro[</text:span><text:span text:style-name="T19">0</text:span><text:span text:style-name="T16">]</text:span><text:span text:style-name="T19">-12</text:span><text:span text:style-name="T16">,ouro[</text:span><text:span text:style-name="T19">1</text:span><text:span text:style-name="T16">]</text:span><text:span text:style-name="T19">-12</text:span><text:span text:style-name="T16">)</text:span><text:span text:style-name="T19">&lt;=24</text:span><text:span text:style-name="T16">):</text:span></text:p>
            <text:p><text:span text:style-name="T16"><text:tab/></text:span><text:span text:style-name="T16"><text:tab/></text:span><text:span text:style-name="T16"><text:tab/></text:span><text:span text:style-name="T16">peguei </text:span><text:span text:style-name="T19">=</text:span><text:span text:style-name="T16"> ouro</text:span></text:p>
            <text:p><text:span text:style-name="T16"><text:tab/></text:span><text:span text:style-name="T16"><text:tab/></text:span><text:span text:style-name="T16"><text:tab/></text:span><text:span text:style-name="T17">break</text:span></text:p>
            <text:p><text:span text:style-name="T16"><text:tab/></text:span><text:span text:style-name="T17">if</text:span><text:span text:style-name="T16">(peguei</text:span><text:span text:style-name="T19">!=0</text:span><text:span text:style-name="T16">):</text:span></text:p>
            <text:p><text:span text:style-name="T16"><text:tab/></text:span><text:span text:style-name="T16"><text:tab/></text:span><text:span text:style-name="T16">ouros</text:span><text:span text:style-name="T19">.</text:span><text:span text:style-name="T16">remove(peguei)</text:span></text:p>
            <text:p><text:span text:style-name="T24">#…………………………………...</text:span></text:p>
            <text:p><text:span text:style-name="T16"><text:tab/></text:span><text:span text:style-name="T15">#desenha ouro</text:span></text:p>
            <text:p><text:span text:style-name="T16"><text:tab/></text:span><text:span text:style-name="T16">desenha_ouros(ouros)</text:span></text:p>
            <text:p><text:span text:style-name="T16"><text:tab/></text:span><text:span text:style-name="T15">#desenha o heroi</text:span></text:p>
            <text:p><text:span text:style-name="T16"><text:tab/></text:span><text:span text:style-name="T17">if</text:span><text:span text:style-name="T16">(</text:span><text:span text:style-name="T20">not</text:span><text:span text:style-name="T16"> ultrapassou_limiteX(hx</text:span><text:span text:style-name="T19">+</text:span><text:span text:style-name="T16">hx_change)):</text:span></text:p>
            <text:p><text:span text:style-name="T16"><text:tab/></text:span><text:span text:style-name="T16"><text:tab/></text:span><text:span text:style-name="T16">hx </text:span><text:span text:style-name="T19">=</text:span><text:span text:style-name="T16"> hx </text:span><text:span text:style-name="T19">+</text:span><text:span text:style-name="T16"> hx_change</text:span></text:p>
            <text:p><text:span text:style-name="T16"><text:tab/></text:span><text:span text:style-name="T17">if</text:span><text:span text:style-name="T16">(</text:span><text:span text:style-name="T20">not</text:span><text:span text:style-name="T16"> ultrapassou_limiteY(hy</text:span><text:span text:style-name="T19">+</text:span><text:span text:style-name="T16">hy_change)):</text:span></text:p>
            <text:p><text:span text:style-name="T16"><text:tab/></text:span><text:span text:style-name="T16"><text:tab/></text:span><text:span text:style-name="T16">hy </text:span><text:span text:style-name="T19">=</text:span><text:span text:style-name="T16"> hy </text:span><text:span text:style-name="T19">+</text:span><text:span text:style-name="T16"> hy_change</text:span></text:p>
            <text:p><text:span text:style-name="T16"><text:tab/></text:span><text:span text:style-name="T15">#testa colisao</text:span></text:p>
            <text:p><text:span text:style-name="T16"><text:tab/></text:span><text:span text:style-name="T17">if</text:span><text:span text:style-name="T16">(hx_change</text:span><text:span text:style-name="T19">!=0</text:span><text:span text:style-name="T16"> </text:span><text:span text:style-name="T20">or</text:span><text:span text:style-name="T16"> hy_change</text:span><text:span text:style-name="T19">!=0</text:span><text:span text:style-name="T16">):</text:span></text:p>
            <text:p><text:span text:style-name="T16"><text:tab/></text:span><text:span text:style-name="T16"><text:tab/></text:span><text:span text:style-name="T16">colisao_ouros(hx,hy,ouros)</text:span></text:p>
          </draw:text-box>
        </draw:frame>
        <draw:frame draw:style-name="gr24" draw:text-style-name="P10" draw:layer="layout" svg:width="6.8cm" svg:height="5.867cm" svg:x="19.2cm" svg:y="1cm">
          <draw:text-box>
            <text:p text:style-name="P8"><text:span text:style-name="T15">#apaga a tela</text:span></text:p>
            <text:p text:style-name="P8"><text:span text:style-name="T16">apaga_tela()</text:span></text:p>
            <text:p text:style-name="P8"><text:span text:style-name="T15">#desenha o heroi</text:span></text:p>
            <text:p text:style-name="P8"><text:span text:style-name="T16">hx </text:span><text:span text:style-name="T19">=</text:span><text:span text:style-name="T16"> hx </text:span><text:span text:style-name="T19">+</text:span><text:span text:style-name="T16"> hx_change</text:span></text:p>
            <text:p text:style-name="P8"><text:span text:style-name="T16">hy </text:span><text:span text:style-name="T19">=</text:span><text:span text:style-name="T16"> hy </text:span><text:span text:style-name="T19">+</text:span><text:span text:style-name="T16"> hy_change</text:span></text:p>
            <text:p text:style-name="P8"><text:span text:style-name="T16">desenha_heroi(hx,hy)</text:span></text:p>
            <text:p text:style-name="P8"><text:span text:style-name="T15">#atualiza tela</text:span></text:p>
            <text:p text:style-name="P8"><text:span text:style-name="T16">pygame</text:span><text:span text:style-name="T19">.</text:span><text:span text:style-name="T16">display</text:span><text:span text:style-name="T19">.</text:span><text:span text:style-name="T16">update()</text:span></text:p>
            <text:p text:style-name="P8"><text:span text:style-name="T16">clock</text:span><text:span text:style-name="T19">.</text:span><text:span text:style-name="T16">tick(</text:span><text:span text:style-name="T19">60</text:span><text:span text:style-name="T16">)</text:span></text:p>
            <text:p text:style-name="P8"><text:span text:style-name="T16"/></text:p>
            <text:p><text:span text:style-name="T15">####FIM DA LOGICA PRINCIPAL</text:span></text:p>
          </draw:text-box>
        </draw:frame>
        <draw:frame draw:style-name="gr5" draw:text-style-name="P5" draw:layer="layout" svg:width="9.066cm" svg:height="1.199cm" svg:x="15.4cm" svg:y="8.803cm">
          <draw:text-box>
            <text:p><text:span text:style-name="T12">A colisão é calculada pela distância Euclidiana entre dois pont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<text:span text:style-name="T4">SESCOMP </text:span>2019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5"/></text:p>
            <text:p><text:span text:style-name="T5">Aula 10</text:span></text:p>
            <text:p><text:span text:style-name="T5">Incluindo SCORE</text:span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12" draw:text-style-name="P9" draw:layer="layout" svg:width="16.707cm" svg:height="15.154cm" svg:x="1.493cm" svg:y="0.596cm">
          <draw:text-box>
            <text:p><text:span text:style-name="T24">#…………………………………...</text:span></text:p>
            <text:p><text:span text:style-name="T17">def</text:span><text:span text:style-name="T16"> </text:span><text:span text:style-name="T18">desenha_score</text:span><text:span text:style-name="T16">(score):</text:span></text:p>
            <text:p><text:span text:style-name="T16"><text:tab/></text:span><text:span text:style-name="T16">fonte </text:span><text:span text:style-name="T19">=</text:span><text:span text:style-name="T16"> pygame</text:span><text:span text:style-name="T19">.</text:span><text:span text:style-name="T16">font</text:span><text:span text:style-name="T19">.</text:span><text:span text:style-name="T16">SysFont(</text:span><text:span text:style-name="T17">None</text:span><text:span text:style-name="T16">,</text:span><text:span text:style-name="T19">25</text:span><text:span text:style-name="T16">)</text:span></text:p>
            <text:p><text:span text:style-name="T16"><text:tab/></text:span><text:span text:style-name="T16">texto </text:span><text:span text:style-name="T19">=</text:span><text:span text:style-name="T16"> fonte</text:span><text:span text:style-name="T19">.</text:span><text:span text:style-name="T16">render(</text:span><text:span text:style-name="T21">"SCORE: "</text:span><text:span text:style-name="T16"> </text:span><text:span text:style-name="T19">+</text:span><text:span text:style-name="T16"> </text:span><text:span text:style-name="T17">str</text:span><text:span text:style-name="T16">(score),</text:span><text:span text:style-name="T17">True</text:span><text:span text:style-name="T16">,preto)</text:span></text:p>
            <text:p><text:span text:style-name="T16"><text:tab/></text:span><text:span text:style-name="T16">gameDisplay</text:span><text:span text:style-name="T19">.</text:span><text:span text:style-name="T16">blit(texto,(</text:span><text:span text:style-name="T19">20</text:span><text:span text:style-name="T16">,</text:span><text:span text:style-name="T19">1</text:span><text:span text:style-name="T16">))</text:span></text:p>
            <text:p><text:span text:style-name="T16"/></text:p>
            <text:p><text:span text:style-name="T17">def</text:span><text:span text:style-name="T16"> </text:span><text:span text:style-name="T18">colisao_ouros</text:span><text:span text:style-name="T16">(meuX, meuY, ouros):</text:span></text:p>
            <text:p><text:span text:style-name="T16"><text:tab/></text:span><text:span text:style-name="T16">peguei </text:span><text:span text:style-name="T19">=</text:span><text:span text:style-name="T16"> </text:span><text:span text:style-name="T19">0</text:span></text:p>
            <text:p><text:span text:style-name="T16"><text:tab/></text:span><text:span text:style-name="T17">for</text:span><text:span text:style-name="T16"> ouro </text:span><text:span text:style-name="T20">in</text:span><text:span text:style-name="T16"> ouros:</text:span></text:p>
            <text:p><text:span text:style-name="T16"><text:tab/></text:span><text:span text:style-name="T16"><text:tab/></text:span><text:span text:style-name="T17">if</text:span><text:span text:style-name="T16">(calcula_distancia(meuX,meuY,ouro[</text:span><text:span text:style-name="T19">0</text:span><text:span text:style-name="T16">]</text:span><text:span text:style-name="T19">-12</text:span><text:span text:style-name="T16">,ouro[</text:span><text:span text:style-name="T19">1</text:span><text:span text:style-name="T16">]</text:span><text:span text:style-name="T19">-12</text:span><text:span text:style-name="T16">)</text:span><text:span text:style-name="T19">&lt;=24</text:span><text:span text:style-name="T16">):</text:span></text:p>
            <text:p><text:span text:style-name="T16"><text:tab/></text:span><text:span text:style-name="T16"><text:tab/></text:span><text:span text:style-name="T16"><text:tab/></text:span><text:span text:style-name="T16">peguei </text:span><text:span text:style-name="T19">=</text:span><text:span text:style-name="T16"> ouro</text:span></text:p>
            <text:p><text:span text:style-name="T16"><text:tab/></text:span><text:span text:style-name="T16"><text:tab/></text:span><text:span text:style-name="T16"><text:tab/></text:span><text:span text:style-name="T17">break</text:span></text:p>
            <text:p><text:span text:style-name="T16"><text:tab/></text:span><text:span text:style-name="T17">if</text:span><text:span text:style-name="T16">(peguei</text:span><text:span text:style-name="T19">!=0</text:span><text:span text:style-name="T16">):</text:span></text:p>
            <text:p><text:span text:style-name="T16"><text:tab/></text:span><text:span text:style-name="T16"><text:tab/></text:span><text:span text:style-name="T16">ouros</text:span><text:span text:style-name="T19">.</text:span><text:span text:style-name="T16">remove(peguei)</text:span></text:p>
            <text:p><text:span text:style-name="T16"><text:tab/></text:span><text:span text:style-name="T16"><text:tab/></text:span><text:span text:style-name="T17">return</text:span><text:span text:style-name="T16"> </text:span><text:span text:style-name="T17">True</text:span></text:p>
            <text:p><text:span text:style-name="T16"><text:tab/></text:span><text:span text:style-name="T17">return</text:span><text:span text:style-name="T16"> </text:span><text:span text:style-name="T17">False</text:span></text:p>
            <text:p><text:span text:style-name="T24">#…………………………………...</text:span></text:p>
            <text:p><text:span text:style-name="T15">####LOGICA PRINCIPAL</text:span></text:p>
            <text:p><text:span text:style-name="T16">fim </text:span><text:span text:style-name="T19">=</text:span><text:span text:style-name="T16"> </text:span><text:span text:style-name="T17">False</text:span></text:p>
            <text:p><text:span text:style-name="T16">ouros </text:span><text:span text:style-name="T19">=</text:span><text:span text:style-name="T16"> criar_ouros()</text:span></text:p>
            <text:p><text:span text:style-name="T16">score </text:span><text:span text:style-name="T19">=</text:span><text:span text:style-name="T16"> </text:span><text:span text:style-name="T19">0</text:span></text:p>
            <text:p><text:span text:style-name="T15">#loop do jogo</text:span></text:p>
            <text:p><text:span text:style-name="T16"/></text:p>
            <text:p><text:span text:style-name="T24">#…………………………………...</text:span></text:p>
            <text:p><text:span text:style-name="T16"><text:tab/></text:span><text:span text:style-name="T15">#desenha o heroi</text:span></text:p>
            <text:p><text:span text:style-name="T16"><text:tab/></text:span><text:span text:style-name="T17">if</text:span><text:span text:style-name="T16">(</text:span><text:span text:style-name="T20">not</text:span><text:span text:style-name="T16"> ultrapassou_limiteX(hx</text:span><text:span text:style-name="T19">+</text:span><text:span text:style-name="T16">hx_change)):</text:span></text:p>
            <text:p><text:span text:style-name="T16"><text:tab/></text:span><text:span text:style-name="T16"><text:tab/></text:span><text:span text:style-name="T16">hx </text:span><text:span text:style-name="T19">=</text:span><text:span text:style-name="T16"> hx </text:span><text:span text:style-name="T19">+</text:span><text:span text:style-name="T16"> hx_change</text:span></text:p>
            <text:p><text:span text:style-name="T16"><text:tab/></text:span><text:span text:style-name="T17">if</text:span><text:span text:style-name="T16">(</text:span><text:span text:style-name="T20">not</text:span><text:span text:style-name="T16"> ultrapassou_limiteY(hy</text:span><text:span text:style-name="T19">+</text:span><text:span text:style-name="T16">hy_change)):</text:span></text:p>
            <text:p><text:span text:style-name="T16"><text:tab/></text:span><text:span text:style-name="T16"><text:tab/></text:span><text:span text:style-name="T16">hy </text:span><text:span text:style-name="T19">=</text:span><text:span text:style-name="T16"> hy </text:span><text:span text:style-name="T19">+</text:span><text:span text:style-name="T16"> hy_change</text:span></text:p>
            <text:p><text:span text:style-name="T16"><text:tab/></text:span><text:span text:style-name="T15">#testa colisao</text:span></text:p>
            <text:p><text:span text:style-name="T16"><text:tab/></text:span><text:span text:style-name="T17">if</text:span><text:span text:style-name="T16">(hx_change</text:span><text:span text:style-name="T19">!=0</text:span><text:span text:style-name="T16"> </text:span><text:span text:style-name="T20">or</text:span><text:span text:style-name="T16"> hy_change</text:span><text:span text:style-name="T19">!=0</text:span><text:span text:style-name="T16">):</text:span></text:p>
            <text:p><text:span text:style-name="T16"><text:tab/></text:span><text:span text:style-name="T16"><text:tab/></text:span><text:span text:style-name="T17">if</text:span><text:span text:style-name="T16">(colisao_ouros(hx,hy,ouros)</text:span><text:span text:style-name="T19">==</text:span><text:span text:style-name="T17">True</text:span><text:span text:style-name="T16">):</text:span></text:p>
            <text:p><text:span text:style-name="T16"><text:tab/></text:span><text:span text:style-name="T16"><text:tab/></text:span><text:span text:style-name="T16"><text:tab/></text:span><text:span text:style-name="T16">score </text:span><text:span text:style-name="T19">=</text:span><text:span text:style-name="T16"> score </text:span><text:span text:style-name="T19">+</text:span><text:span text:style-name="T16"> </text:span><text:span text:style-name="T19">10</text:span></text:p>
          </draw:text-box>
        </draw:frame>
        <draw:frame draw:style-name="gr25" draw:text-style-name="P5" draw:layer="layout" svg:width="9.066cm" svg:height="1.673cm" svg:x="15.4cm" svg:y="8.804cm">
          <draw:text-box>
            <text:p><text:span text:style-name="T12">A colisão agora retorna True ou False, valores que são testados posteriormente com o fim de acumular pontos.</text:span></text:p>
          </draw:text-box>
        </draw:frame>
        <draw:line draw:style-name="gr4" draw:text-style-name="P6" draw:layer="layout" svg:x1="8.2cm" svg:y1="7.2cm" svg:x2="15.2cm" svg:y2="9.2cm">
          <text:p/>
        </draw:line>
        <draw:line draw:style-name="gr4" draw:text-style-name="P6" draw:layer="layout" svg:x1="11.2cm" svg:y1="15cm" svg:x2="20cm" svg:y2="10.477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1cm" svg:x="2cm" svg:y="0.627cm" presentation:class="title">
          <draw:text-box>
            <text:p>Obrigado!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Referências:</text:p>
                <text:list>
                  <text:list-item>
                    <text:p><text:a xlink:href="https://github.com/jeffersoncarvalho/SESCOMP-2019" xlink:type="simple">https://github.com/jeffersoncarvalho/SESCOMP-2019</text:a></text:p>
                  </text:list-item>
                  <text:list-item>
                    <text:p><text:a xlink:href="https://github.com/jeffersoncarvalho/PYGAME-CURSO" xlink:type="simple">https://github.com/jeffersoncarvalho/PYGAME-CURSO</text:a></text:p>
                  </text:list-item>
                  <text:list-item>
                    <text:p><text:a xlink:href="https://pythonprogramming.net/pygame-python-3-part-1-intro/" xlink:type="simple">https://pythonprogramming.net/pygame-python-3-part-1-intro/</text:a></text:p>
                  </text:list-item>
                  <text:list-item>
                    <text:p><text:a xlink:href="https://gamedevacademy.org/a-comprehensive-introduction-to-pygame/" xlink:type="simple">https://gamedevacademy.org/a-comprehensive-introduction-to-pygame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5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cm" fo:text-indent="0cm"/>
      <style:text-properties fo:font-size="22.7000007629395pt"/>
    </style:style>
    <style:style style:name="BrightBlue-outline3" style:family="presentation" style:parent-style-name="BrightBlue-outline2">
      <style:paragraph-properties fo:margin-left="0cm" fo:margin-right="0cm" fo:margin-top="0cm" fo:margin-bottom="0.239cm" fo:text-indent="0cm"/>
      <style:text-properties fo:font-size="19.3999996185303pt"/>
    </style:style>
    <style:style style:name="BrightBlue-outline4" style:family="presentation" style:parent-style-name="BrightBlue-outline3">
      <style:paragraph-properties fo:margin-left="0cm" fo:margin-right="0cm" fo:margin-top="0cm" fo:margin-bottom="0.158cm" fo:text-indent="0cm"/>
      <style:text-properties fo:font-size="16.2000007629395pt"/>
    </style:style>
    <style:style style:name="BrightBlue-outline5" style:family="presentation" style:parent-style-name="BrightBlue-outline4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6" style:family="presentation" style:parent-style-name="BrightBlue-outline5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7" style:family="presentation" style:parent-style-name="BrightBlue-outline6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8" style:family="presentation" style:parent-style-name="BrightBlue-outline7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9" style:family="presentation" style:parent-style-name="BrightBlue-outline8">
      <style:paragraph-properties fo:margin-left="0cm" fo:margin-right="0cm" fo:margin-top="0cm" fo:margin-bottom="0.077cm" fo:text-indent="0cm"/>
      <style:text-properties fo:font-size="16.2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5999984741211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0.899999618530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0.8999996185303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19cm" fo:text-indent="0cm"/>
      <style:text-properties fo:color="#333333" fo:font-size="20.8999996185303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6cm" fo:text-indent="0cm"/>
      <style:text-properties fo:color="#333333" fo:font-size="20.8999996185303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/>
    </style:style>
    <style:style style:name="Impress1-outline8" style:family="presentation" style:parent-style-name="Impress1-outline7">
      <style:paragraph-properties fo:margin-left="0cm" fo:margin-right="0cm" fo:margin-top="0cm" fo:margin-bottom="0.069cm" fo:text-indent="0cm"/>
      <style:text-properties fo:font-size="14.8999996185303pt"/>
    </style:style>
    <style:style style:name="Impress1-outline9" style:family="presentation" style:parent-style-name="Impress1-outline8">
      <style:paragraph-properties fo:margin-left="0cm" fo:margin-right="0cm" fo:margin-top="0cm" fo:margin-bottom="0.069cm" fo:text-indent="0cm"/>
      <style:text-properties fo:font-size="14.8999996185303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32.9000015258789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01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2cm" svg:height="3.349cm" svg:x="-0.16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599cm" svg:x="1.393cm" svg:y="0.601cm" presentation:class="title" presentation:placeholder="true">
        <draw:text-box/>
      </draw:frame>
      <draw:frame presentation:style-name="BrightBlue-outline1" draw:layer="backgroundobjects" svg:width="25.2cm" svg:height="9.134cm" svg:x="1.393cm" svg:y="3.798cm" presentation:class="outline" presentation:placeholder="true">
        <draw:text-box/>
      </draw:frame>
      <draw:frame presentation:style-name="Mpr1" draw:text-style-name="MP2" draw:layer="backgroundobjects" svg:width="6.523cm" svg:height="1.085cm" svg:x="1.393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68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69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1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4" draw:text-style-name="MP2" draw:layer="backgroundobjects" svg:width="6.523cm" svg:height="1.086cm" svg:x="1.393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8.875cm" svg:height="1.086cm" svg:x="9.569cm" svg:y="14.346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69cm" svg:y="14.346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5" draw:text-style-name="MP8" draw:layer="backgroundobjects" svg:width="1.401cm" svg:height="2.25cm" svg:x="0.001cm" svg:y="0.59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9:14:37.465228614</meta:creation-date>
    <meta:editing-duration>PT2H28M41S</meta:editing-duration>
    <meta:editing-cycles>68</meta:editing-cycles>
    <meta:generator>LibreOffice/6.0.7.3$Linux_X86_64 LibreOffice_project/00m0$Build-3</meta:generator>
    <dc:title>Bright Blue</dc:title>
    <meta:initial-creator>Jefferson de Carvalho Silva</meta:initial-creator>
    <dc:date>2019-10-07T13:23:43.842466513</dc:date>
    <dc:creator>Jefferson de Carvalho Silva</dc:creator>
    <meta:document-statistic meta:object-count="147"/>
  </office:meta>
</office:document-meta>
</file>